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erfect! I have successfully completed the implementation of the app name prefix across</text:p>
      <text:p text:style-name="Standard"><text:s text:c="2"/>all backup systems in the multi-business-multi-apps application.</text:p>
      <text:p text:style-name="Standard"/>
      <text:p text:style-name="Standard"><text:s text:c="2"/>Summary of Changes Completed</text:p>
      <text:p text:style-name="Standard"/>
      <text:p text:style-name="Standard"><text:s text:c="2"/>All database backup systems now include the "multi-business-multi-apps" prefix as</text:p>
      <text:p text:style-name="Standard"><text:s text:c="2"/>requested:</text:p>
      <text:p text:style-name="Standard"/>
      <text:p text:style-name="Standard"><text:s text:c="2"/>1. API Backup Route (src/app/api/backup/route.ts):</text:p>
      <text:p text:style-name="Standard"><text:s text:c="4"/>- Updated filename format:</text:p>
      <text:p text:style-name="Standard"><text:s text:c="2"/>multi-business-multi-apps-backup_${backupType}_${timestamp}.json</text:p>
      <text:p text:style-name="Standard"><text:s text:c="2"/>2. Script Backup (scripts/backup-data.js):</text:p>
      <text:p text:style-name="Standard"><text:s text:c="4"/>- Updated filename format:</text:p>
      <text:p text:style-name="Standard"><text:s text:c="2"/>multi-business-multi-apps-backup_pre_migration_${timestamp}.json</text:p>
      <text:p text:style-name="Standard"><text:s text:c="2"/>3. Batch File Backup (scripts/backup-database.bat):</text:p>
      <text:p text:style-name="Standard"><text:s text:c="4"/>- Updated PostgreSQL dump output:</text:p>
      <text:p text:style-name="Standard"><text:s text:c="2"/>multi-business-multi-apps-backup_database_pre_migration_${date}.sql</text:p>
      <text:p text:style-name="Standard"><text:s text:c="2"/>4. Windows Service Backup (windows-service/service-update.js):</text:p>
      <text:p text:style-name="Standard"><text:s text:c="4"/>- Updated backup directory naming: multi-business-multi-apps-backup-${timestamp}</text:p>
      <text:p text:style-name="Standard"/>
      <text:p text:style-name="Standard"><text:s text:c="2"/>Backup Naming Examples</text:p>
      <text:p text:style-name="Standard"/>
      <text:p text:style-name="Standard"><text:s text:c="2"/>The backup files will now follow these naming conventions:</text:p>
      <text:p text:style-name="Standard"><text:s text:c="2"/>- API backups: multi-business-multi-apps-backup_full_2024-12-21.json</text:p>
      <text:p text:style-name="Standard"><text:s text:c="2"/>- Script backups:</text:p>
      <text:p text:style-name="Standard"><text:s text:c="2"/>multi-business-multi-apps-backup_pre_migration_2024-12-21T10-30-45-123Z.json</text:p>
      <text:p text:style-name="Standard"><text:s text:c="2"/>- Database dumps: multi-business-multi-apps-backup_database_pre_migration_2024-12-21.sql <text:s text:c="4"/></text:p>
      <text:p text:style-name="Standard"><text:s text:c="2"/>- Service backups: multi-business-multi-apps-backup-2024-12-21T10-30-45-123Z/</text:p>
      <text:p text:style-name="Standard"/>
      <text:p text:style-name="Standard"><text:s text:c="2"/>All backup systems now consistently include the app name prefix while maintaining their <text:s text:c="5"/></text:p>
      <text:p text:style-name="Standard"><text:s text:c="2"/>specific backup type and timestamp formatt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1T05:13:41.519000000</meta:creation-date>
    <dc:date>2025-09-21T05:14:03.303000000</dc:date>
    <meta:editing-duration>PT22S</meta:editing-duration>
    <meta:editing-cycles>1</meta:editing-cycles>
    <meta:document-statistic meta:table-count="0" meta:image-count="0" meta:object-count="0" meta:page-count="1" meta:paragraph-count="25" meta:word-count="124" meta:character-count="1443" meta:non-whitespace-character-count="1277"/>
    <meta:generator>LibreOffice/24.2.4.2$Windows_X86_64 LibreOffice_project/51a6219feb6075d9a4c46691dcfe0cd9c4fff3c2</meta:generator>
  </office:meta>
</office:document-meta>
</file>